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48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tudent Number</text:p>
          </table:table-cell>
          <table:table-cell office:value-type="string">
            <text:p>Score</text:p>
          </table:table-cell>
          <table:table-cell office:value-type="string">
            <text:p>Grade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RANDBETWEEN(50;100)" office:value-type="float" office:value="51">
            <text:p>51</text:p>
          </table:table-cell>
          <table:table-cell table:formula="of:=IF([.D6]&gt;=90;&quot;A&quot;;IF([.D6]&gt;=80;&quot;B&quot;;IF([.D6]&gt;70;&quot;C&quot;;IF([.D6]&gt;60;&quot;D&quot;;&quot;F&quot;))))" office:value-type="string" office:string-value="F">
            <text:p>F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formula="of:=RANDBETWEEN(50;100)" office:value-type="float" office:value="79">
            <text:p>79</text:p>
          </table:table-cell>
          <table:table-cell table:formula="of:=IF([.D7]&gt;=90;&quot;A&quot;;IF([.D7]&gt;=80;&quot;B&quot;;IF([.D7]&gt;70;&quot;C&quot;;IF([.D7]&gt;60;&quot;D&quot;;&quot;F&quot;))))" office:value-type="string" office:string-value="C">
            <text:p>C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formula="of:=RANDBETWEEN(50;100)" office:value-type="float" office:value="88">
            <text:p>88</text:p>
          </table:table-cell>
          <table:table-cell table:formula="of:=IF([.D8]&gt;=90;&quot;A&quot;;IF([.D8]&gt;=80;&quot;B&quot;;IF([.D8]&gt;70;&quot;C&quot;;IF([.D8]&gt;60;&quot;D&quot;;&quot;F&quot;))))" office:value-type="string" office:string-value="B">
            <text:p>B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RANDBETWEEN(50;100)" office:value-type="float" office:value="80">
            <text:p>80</text:p>
          </table:table-cell>
          <table:table-cell table:formula="of:=IF([.D9]&gt;=90;&quot;A&quot;;IF([.D9]&gt;=80;&quot;B&quot;;IF([.D9]&gt;70;&quot;C&quot;;IF([.D9]&gt;60;&quot;D&quot;;&quot;F&quot;))))" office:value-type="string" office:string-value="B">
            <text:p>B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RANDBETWEEN(50;100)" office:value-type="float" office:value="94">
            <text:p>94</text:p>
          </table:table-cell>
          <table:table-cell table:formula="of:=IF([.D10]&gt;=90;&quot;A&quot;;IF([.D10]&gt;=80;&quot;B&quot;;IF([.D10]&gt;70;&quot;C&quot;;IF([.D10]&gt;60;&quot;D&quot;;&quot;F&quot;))))" office:value-type="string" office:string-value="A">
            <text:p>A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RANDBETWEEN(50;100)" office:value-type="float" office:value="98">
            <text:p>98</text:p>
          </table:table-cell>
          <table:table-cell table:formula="of:=IF([.D11]&gt;=90;&quot;A&quot;;IF([.D11]&gt;=80;&quot;B&quot;;IF([.D11]&gt;70;&quot;C&quot;;IF([.D11]&gt;60;&quot;D&quot;;&quot;F&quot;))))" office:value-type="string" office:string-value="A">
            <text:p>A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formula="of:=RANDBETWEEN(50;100)" office:value-type="float" office:value="59">
            <text:p>59</text:p>
          </table:table-cell>
          <table:table-cell table:formula="of:=IF([.D12]&gt;=90;&quot;A&quot;;IF([.D12]&gt;=80;&quot;B&quot;;IF([.D12]&gt;70;&quot;C&quot;;IF([.D12]&gt;60;&quot;D&quot;;&quot;F&quot;))))" office:value-type="string" office:string-value="F">
            <text:p>F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RANDBETWEEN(50;100)" office:value-type="float" office:value="85">
            <text:p>85</text:p>
          </table:table-cell>
          <table:table-cell table:formula="of:=IF([.D13]&gt;=90;&quot;A&quot;;IF([.D13]&gt;=80;&quot;B&quot;;IF([.D13]&gt;70;&quot;C&quot;;IF([.D13]&gt;60;&quot;D&quot;;&quot;F&quot;))))" office:value-type="string" office:string-value="B">
            <text:p>B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formula="of:=RANDBETWEEN(50;100)" office:value-type="float" office:value="68">
            <text:p>68</text:p>
          </table:table-cell>
          <table:table-cell table:formula="of:=IF([.D14]&gt;=90;&quot;A&quot;;IF([.D14]&gt;=80;&quot;B&quot;;IF([.D14]&gt;70;&quot;C&quot;;IF([.D14]&gt;60;&quot;D&quot;;&quot;F&quot;))))" office:value-type="string" office:string-value="D">
            <text:p>D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RANDBETWEEN(50;100)" office:value-type="float" office:value="78">
            <text:p>78</text:p>
          </table:table-cell>
          <table:table-cell table:formula="of:=IF([.D15]&gt;=90;&quot;A&quot;;IF([.D15]&gt;=80;&quot;B&quot;;IF([.D15]&gt;70;&quot;C&quot;;IF([.D15]&gt;60;&quot;D&quot;;&quot;F&quot;))))" office:value-type="string" office:string-value="C">
            <text:p>C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formula="of:=RANDBETWEEN(50;100)" office:value-type="float" office:value="89">
            <text:p>89</text:p>
          </table:table-cell>
          <table:table-cell table:formula="of:=IF([.D16]&gt;=90;&quot;A&quot;;IF([.D16]&gt;=80;&quot;B&quot;;IF([.D16]&gt;70;&quot;C&quot;;IF([.D16]&gt;60;&quot;D&quot;;&quot;F&quot;))))" office:value-type="string" office:string-value="B">
            <text:p>B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formula="of:=RANDBETWEEN(50;100)" office:value-type="float" office:value="56">
            <text:p>56</text:p>
          </table:table-cell>
          <table:table-cell table:formula="of:=IF([.D17]&gt;=90;&quot;A&quot;;IF([.D17]&gt;=80;&quot;B&quot;;IF([.D17]&gt;70;&quot;C&quot;;IF([.D17]&gt;60;&quot;D&quot;;&quot;F&quot;))))" office:value-type="string" office:string-value="F">
            <text:p>F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formula="of:=RANDBETWEEN(50;100)" office:value-type="float" office:value="82">
            <text:p>82</text:p>
          </table:table-cell>
          <table:table-cell table:formula="of:=IF([.D18]&gt;=90;&quot;A&quot;;IF([.D18]&gt;=80;&quot;B&quot;;IF([.D18]&gt;70;&quot;C&quot;;IF([.D18]&gt;60;&quot;D&quot;;&quot;F&quot;))))" office:value-type="string" office:string-value="B">
            <text:p>B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formula="of:=RANDBETWEEN(50;100)" office:value-type="float" office:value="87">
            <text:p>87</text:p>
          </table:table-cell>
          <table:table-cell table:formula="of:=IF([.D19]&gt;=90;&quot;A&quot;;IF([.D19]&gt;=80;&quot;B&quot;;IF([.D19]&gt;70;&quot;C&quot;;IF([.D19]&gt;60;&quot;D&quot;;&quot;F&quot;))))" office:value-type="string" office:string-value="B">
            <text:p>B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formula="of:=RANDBETWEEN(50;100)" office:value-type="float" office:value="83">
            <text:p>83</text:p>
          </table:table-cell>
          <table:table-cell table:formula="of:=IF([.D20]&gt;=90;&quot;A&quot;;IF([.D20]&gt;=80;&quot;B&quot;;IF([.D20]&gt;70;&quot;C&quot;;IF([.D20]&gt;60;&quot;D&quot;;&quot;F&quot;))))" office:value-type="string" office:string-value="B">
            <text:p>B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formula="of:=RANDBETWEEN(50;100)" office:value-type="float" office:value="77">
            <text:p>77</text:p>
          </table:table-cell>
          <table:table-cell table:formula="of:=IF([.D21]&gt;=90;&quot;A&quot;;IF([.D21]&gt;=80;&quot;B&quot;;IF([.D21]&gt;70;&quot;C&quot;;IF([.D21]&gt;60;&quot;D&quot;;&quot;F&quot;))))" office:value-type="string" office:string-value="C">
            <text:p>C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formula="of:=RANDBETWEEN(50;100)" office:value-type="float" office:value="63">
            <text:p>63</text:p>
          </table:table-cell>
          <table:table-cell table:formula="of:=IF([.D22]&gt;=90;&quot;A&quot;;IF([.D22]&gt;=80;&quot;B&quot;;IF([.D22]&gt;70;&quot;C&quot;;IF([.D22]&gt;60;&quot;D&quot;;&quot;F&quot;))))" office:value-type="string" office:string-value="D">
            <text:p>D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formula="of:=RANDBETWEEN(50;100)" office:value-type="float" office:value="66">
            <text:p>66</text:p>
          </table:table-cell>
          <table:table-cell table:formula="of:=IF([.D23]&gt;=90;&quot;A&quot;;IF([.D23]&gt;=80;&quot;B&quot;;IF([.D23]&gt;70;&quot;C&quot;;IF([.D23]&gt;60;&quot;D&quot;;&quot;F&quot;))))" office:value-type="string" office:string-value="D">
            <text:p>D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formula="of:=RANDBETWEEN(50;100)" office:value-type="float" office:value="82">
            <text:p>82</text:p>
          </table:table-cell>
          <table:table-cell table:formula="of:=IF([.D24]&gt;=90;&quot;A&quot;;IF([.D24]&gt;=80;&quot;B&quot;;IF([.D24]&gt;70;&quot;C&quot;;IF([.D24]&gt;60;&quot;D&quot;;&quot;F&quot;))))" office:value-type="string" office:string-value="B">
            <text:p>B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formula="of:=RANDBETWEEN(50;100)" office:value-type="float" office:value="94">
            <text:p>94</text:p>
          </table:table-cell>
          <table:table-cell table:formula="of:=IF([.D25]&gt;=90;&quot;A&quot;;IF([.D25]&gt;=80;&quot;B&quot;;IF([.D25]&gt;70;&quot;C&quot;;IF([.D25]&gt;60;&quot;D&quot;;&quot;F&quot;))))" office:value-type="string" office:string-value="A">
            <text:p>A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formula="of:=RANDBETWEEN(50;100)" office:value-type="float" office:value="63">
            <text:p>63</text:p>
          </table:table-cell>
          <table:table-cell table:formula="of:=IF([.D26]&gt;=90;&quot;A&quot;;IF([.D26]&gt;=80;&quot;B&quot;;IF([.D26]&gt;70;&quot;C&quot;;IF([.D26]&gt;60;&quot;D&quot;;&quot;F&quot;))))" office:value-type="string" office:string-value="D">
            <text:p>D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formula="of:=RANDBETWEEN(50;100)" office:value-type="float" office:value="90">
            <text:p>90</text:p>
          </table:table-cell>
          <table:table-cell table:formula="of:=IF([.D27]&gt;=90;&quot;A&quot;;IF([.D27]&gt;=80;&quot;B&quot;;IF([.D27]&gt;70;&quot;C&quot;;IF([.D27]&gt;60;&quot;D&quot;;&quot;F&quot;))))" office:value-type="string" office:string-value="A">
            <text:p>A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formula="of:=RANDBETWEEN(50;100)" office:value-type="float" office:value="58">
            <text:p>58</text:p>
          </table:table-cell>
          <table:table-cell table:formula="of:=IF([.D28]&gt;=90;&quot;A&quot;;IF([.D28]&gt;=80;&quot;B&quot;;IF([.D28]&gt;70;&quot;C&quot;;IF([.D28]&gt;60;&quot;D&quot;;&quot;F&quot;))))" office:value-type="string" office:string-value="F">
            <text:p>F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formula="of:=RANDBETWEEN(50;100)" office:value-type="float" office:value="86">
            <text:p>86</text:p>
          </table:table-cell>
          <table:table-cell table:formula="of:=IF([.D29]&gt;=90;&quot;A&quot;;IF([.D29]&gt;=80;&quot;B&quot;;IF([.D29]&gt;70;&quot;C&quot;;IF([.D29]&gt;60;&quot;D&quot;;&quot;F&quot;))))" office:value-type="string" office:string-value="B">
            <text:p>B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formula="of:=RANDBETWEEN(50;100)" office:value-type="float" office:value="69">
            <text:p>69</text:p>
          </table:table-cell>
          <table:table-cell table:formula="of:=IF([.D30]&gt;=90;&quot;A&quot;;IF([.D30]&gt;=80;&quot;B&quot;;IF([.D30]&gt;70;&quot;C&quot;;IF([.D30]&gt;60;&quot;D&quot;;&quot;F&quot;))))" office:value-type="string" office:string-value="D">
            <text:p>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1/12/2016</text:date>, <text:time>10:1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6-01-12T09:31:38.75</meta:creation-date>
    <dc:date>2016-01-12T10:13:43.54</dc:date>
    <dc:creator>RCC RCCD</dc:creator>
    <meta:editing-duration>PT11M14S</meta:editing-duration>
    <meta:editing-cycles>1</meta:editing-cycles>
    <meta:document-statistic meta:table-count="3" meta:cell-count="78" meta:object-count="0"/>
    <meta:generator>OpenOffice/4.1.1$Win32 OpenOffice.org_project/411m6$Build-9775</meta:generator>
  </office:meta>
</office:document-meta>
</file>